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18ab60" officeooo:paragraph-rsid="0018ab60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18ab60" officeooo:paragraph-rsid="0018ab60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18ab60" officeooo:paragraph-rsid="002a4cc5" style:font-size-asian="10.5pt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26f642" officeooo:paragraph-rsid="002a4cc5" style:font-size-asian="10.5pt"/>
    </style:style>
    <style:style style:name="T1" style:family="text">
      <style:text-properties officeooo:rsid="0019bf46"/>
    </style:style>
    <style:style style:name="T2" style:family="text">
      <style:text-properties officeooo:rsid="001b980d"/>
    </style:style>
    <style:style style:name="T3" style:family="text">
      <style:text-properties officeooo:rsid="001ccd05"/>
    </style:style>
    <style:style style:name="T4" style:family="text">
      <style:text-properties officeooo:rsid="001e2839"/>
    </style:style>
    <style:style style:name="T5" style:family="text">
      <style:text-properties officeooo:rsid="001e5631"/>
    </style:style>
    <style:style style:name="T6" style:family="text">
      <style:text-properties officeooo:rsid="001e6c2d"/>
    </style:style>
    <style:style style:name="T7" style:family="text">
      <style:text-properties officeooo:rsid="0021d186"/>
    </style:style>
    <style:style style:name="T8" style:family="text">
      <style:text-properties officeooo:rsid="0023f1f0"/>
    </style:style>
    <style:style style:name="T9" style:family="text">
      <style:text-properties officeooo:rsid="0026f642"/>
    </style:style>
    <style:style style:name="T10" style:family="text">
      <style:text-properties officeooo:rsid="002a4cc5"/>
    </style:style>
    <style:style style:name="T11" style:family="text">
      <style:text-properties officeooo:rsid="002c6fb7"/>
    </style:style>
    <style:style style:name="T12" style:family="text">
      <style:text-properties officeooo:rsid="002d2e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workshop</text:p>
      <text:p text:style-name="P1"/>
      <text:p text:style-name="P1"/>
      <text:p text:style-name="P2"/>
      <text:p text:style-name="P2">- <text:span text:style-name="T1">Créer une classe et faire un hello world</text:span></text:p>
      <text:p text:style-name="P2"/>
      <text:p text:style-name="P2">- <text:span text:style-name="T1">Expliquer que la div du hello world est du JSX</text:span></text:p>
      <text:p text:style-name="P2"/>
      <text:p text:style-name="P2">- <text:span text:style-name="T1">Remplacer le JSX par un React.createElement pour expliquer le concept.</text:span></text:p>
      <text:p text:style-name="P2"/>
      <text:p text:style-name="P2">- <text:span text:style-name="T1">Montrer qu’il n’est pas possible de rajouter deux div côte à côte dans le return car il return un seul élément.</text:span></text:p>
      <text:p text:style-name="P2"/>
      <text:p text:style-name="P2">- <text:span text:style-name="T1">Montrer qu’il est possible de rajouter une fonction pour afficher le restant du contenu</text:span></text:p>
      <text:p text:style-name="P2"/>
      <text:p text:style-name="P2">- <text:span text:style-name="T1">Afficher dans le render un chiffre et faire la phrase type « Le nombre est $ »</text:span></text:p>
      <text:p text:style-name="P2"/>
      <text:p text:style-name="P2">- <text:span text:style-name="T1">Montrer qu’il est possible de noter le chiffre en brut ou de faire par exemple {5}</text:span></text:p>
      <text:p text:style-name="P2"/>
      <text:p text:style-name="P2">- <text:span text:style-name="T2">Créer une variable nb dans la classe sans passer par le this.state et créer une fonction qui a pour but de rajouter un à la variable. L’attribuer au bouton et afficher le chiffre dans le render.</text:span></text:p>
      <text:p text:style-name="P2"/>
      <text:p text:style-name="P2">- <text:span text:style-name="T2">Montrer que lorsqu’on clique sur le bouton, le chiffre ne se met pas à jour. Expliquer que render est une fonction qui se déclenche que d’une seule façon cad en passant par le setState.</text:span></text:p>
      <text:p text:style-name="P2"/>
      <text:p text:style-name="P2">- <text:span text:style-name="T3">Déplacer le chiffre dans le state et</text:span> <text:span text:style-name="T3">expliquer que setState est une fonction asynchrone et que par conséquent on ne peut pas rajouter de setState derrière car sinon ça ne s’update pas.</text:span></text:p>
      <text:p text:style-name="P2"/>
      <text:p text:style-name="P2">- <text:span text:style-name="T4">Montrer sur le navigateur web en inspectant l’élément que quand on clique sur le bouton, seul le nombre se met à jour. Parler du dom virtuel et de la comparaison avec l’ancien dom pour la mise à jour</text:span></text:p>
      <text:p text:style-name="P2"/>
      <text:p text:style-name="P2">- <text:span text:style-name="T5">Effacer les fonctions et montrer qu’il est possible de rajouter dynamiquement des div les unes à la suite des autres.</text:span></text:p>
      <text:p text:style-name="P2"/>
      <text:p text:style-name="P2">- <text:span text:style-name="T6">Remplacer les div par des components avec comme props le texte et la couleur du texte.</text:span></text:p>
      <text:p text:style-name="P2"/>
      <text:p text:style-name="P2">- <text:span text:style-name="T6">Expliquer que chaque component est unique et qu’il peut utiliser les props passés par le component parent pour afficher tel ou tel chose.</text:span></text:p>
      <text:p text:style-name="P2"/>
      <text:p text:style-name="P2">- <text:span text:style-name="T7">Afficher le component avec des noms de fruits et leur couleur rattachée.</text:span></text:p>
      <text:p text:style-name="P2"/>
      <text:p text:style-name="P2">- <text:span text:style-name="T8">Montrer qu’à la place il est possible de faire de la composition. Modifier le component pour qu’il accueille une balise &lt;p&gt; stylisée avec le nom du fruit et sa couleur. Modifier la div mère du component fils de sorte à centrer le texte grâce à un fichier CSS.</text:span></text:p>
      <text:p text:style-name="P2"/>
      <text:p text:style-name="P3">- <text:span text:style-name="T9">Expliquer comment se monte un component avec le schéma du life cycle react.</text:span></text:p>
      <text:p text:style-name="P3"/>
      <text:p text:style-name="P3">-<text:span text:style-name="T10">Créer une navbar avec trois liens redirigeant vers ces trois components (Accueil, Projets, Contacts). Montrer qu’il est possible de changer de contenu sans changer de page html.</text:span></text:p>
      <text:p text:style-name="P4"><text:soft-page-break/><text:line-break/>- Expliquer que pour le moment, il n’y a pas de routing et que c’est une SPA (expliquer le terme). Montrer qu’il est possible de faire du routing avec react router. <text:span text:style-name="T11">(</text:span>npm install react-router-dom <text:span text:style-name="T12">&amp;&amp; npm install @types/react-router-dom)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7:56:08.127639342</meta:creation-date>
    <dc:date>2021-02-04T17:04:02.424684993</dc:date>
    <meta:editing-duration>PT16H55M3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452" meta:character-count="2482" meta:non-whitespace-character-count="2049"/>
  </office:meta>
</office:document-meta>
</file>